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justify" style:justify-single-word="false"/>
      <style:text-properties style:font-name="Droid Sans Mono" fo:font-size="10.5pt" style:font-size-asian="10.5pt" style:font-size-complex="10.5pt"/>
    </style:style>
    <style:style style:name="P7" style:family="paragraph" style:parent-style-name="Signature">
      <style:paragraph-properties fo:margin-top="0in" fo:margin-bottom="0in" fo:line-height="150%" fo:text-align="center" style:justify-single-word="false"/>
    </style:style>
    <style:style style:name="P8"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9" style:family="paragraph" style:parent-style-name="Standard">
      <style:paragraph-properties fo:text-align="center" style:justify-single-word="false"/>
      <style:text-properties style:font-name="Droid Sans" style:font-name-complex="Droid Sans"/>
    </style:style>
    <style:style style:name="P10" style:family="paragraph" style:parent-style-name="Heading">
      <style:paragraph-properties fo:text-align="center" style:justify-single-word="false"/>
      <style:text-properties fo:font-size="24pt" style:font-size-asian="24pt" style:font-size-complex="24pt"/>
    </style:style>
    <style:style style:name="P11"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12"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13"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14" style:family="paragraph" style:parent-style-name="Standard">
      <style:paragraph-properties fo:margin-left="0in" fo:margin-right="0in" fo:margin-top="0in" fo:margin-bottom="0in" fo:line-height="150%" fo:text-align="start"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15"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1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1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11pt" style:font-weight-asian="normal" style:font-name-complex="Droid Sans" style:font-size-complex="11pt" style:font-weight-complex="normal"/>
    </style:style>
    <style:style style:name="P18" style:family="paragraph" style:parent-style-name="Standard" style:list-style-name="L1">
      <style:paragraph-properties fo:margin-top="0in" fo:margin-bottom="0in" fo:line-height="150%" fo:text-align="justify" style:justify-single-word="false"/>
    </style:style>
    <style:style style:name="P19" style:family="paragraph" style:parent-style-name="Standard" style:list-style-name="L1">
      <style:paragraph-properties fo:margin-top="0in" fo:margin-bottom="0in" fo:line-height="150%" fo:text-align="start" style:justify-single-word="false">
        <style:tab-stops>
          <style:tab-stop style:position="0.4791in"/>
          <style:tab-stop style:position="1.7291in"/>
        </style:tab-stops>
      </style:paragraph-properties>
    </style:style>
    <style:style style:name="P20" style:family="paragraph" style:parent-style-name="Standard" style:list-style-name="L1">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21" style:family="paragraph" style:parent-style-name="Standard" style:list-style-name="L1">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22"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3" style:family="paragraph" style:parent-style-name="Standard" style:list-style-name="L3">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4" style:family="paragraph" style:parent-style-name="Heading_20_1">
      <style:paragraph-properties fo:break-before="page"/>
      <style:text-properties style:font-name="Droid Sans" style:font-name-complex="Droid Sans"/>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fo:font-size="11pt" fo:font-weight="normal" style:font-size-asian="9.60000038146973pt" style:font-weight-asian="normal" style:font-name-complex="Droid Sans" style:font-size-complex="11pt" style:font-weight-complex="normal"/>
    </style:style>
    <style:style style:name="T3" style:family="text">
      <style:text-properties style:font-name="Droid Sans" fo:font-size="11pt" fo:font-weight="bold" style:font-size-asian="9.60000038146973pt" style:font-weight-asian="bold" style:font-name-complex="Droid Sans" style:font-size-complex="11pt"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name-complex="Droid Sans" style:font-weight-complex="bold"/>
    </style:style>
    <style:style style:name="T6" style:family="text">
      <style:text-properties fo:font-weight="normal" style:font-weight-asian="normal" style:font-name-complex="Droid Sans" style:font-weight-complex="normal"/>
    </style:style>
    <style:style style:name="T7" style:family="text">
      <style:text-properties fo:background-color="#ffff00"/>
    </style:style>
    <style:style style:name="T8" style:family="text">
      <style:text-properties fo:font-style="italic" style:font-style-asian="italic" style:font-style-complex="italic"/>
    </style:style>
    <style:style style:name="T9" style:family="text">
      <style:text-properties fo:background-color="transparen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හන්තාන ලිනක්ස් සහ "ලෑම්ප්" මත වර්ඩ්ප්‍රෙස් (Wordpress) ස්ථාපන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1">හන්තාන ලිනක්ස් සහ "ලෑම්ප්" මත වර්ඩ්ප්‍රෙස් (Wordpress) ස්ථාපන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24" text:outline-level="1">හැඳින්වීම</text:h>
      <text:p text:style-name="P1">මෙම ලිපිය "<text:span text:style-name="T8">හන්තාන ලිනක්ස් මත ලෑම්ප් භාවිතය</text:span>" නම් වූ ලිපිය හා බැඳේ. පෙර දී අප සකස් කරගත් හන්තාන + LAMP සේවාදායකය මත Wordpress (වර්ඩ්ප්‍රෙස්) බ්ලොග් මෘදුකාංගය ස්ථාපනය කරගන්නා ආකාරය මෙහි දී සලකා බැලේ.</text:p>
      <text:p text:style-name="P3"/>
      <text:h text:style-name="Heading_20_2" text:outline-level="2">Wordpress බ්ලොග්/වෙබ් අඩවිය.</text:h>
      <text:p text:style-name="P16">අප විසින් ඉහත දී මේ සඳහා <text:s/>/home/hanthana/www/blog/ යන ගොනු කාණ්ඩය නිර්මාණය කරගත්තා <text:s/>ඔබට මතක ඇති. දැන් එය Wordpress ස්ථාපනය කරන ආකාරය සලකා බලමු.</text:p>
      <text:p text:style-name="P16"/>
      <text:h text:style-name="Heading_20_3" text:outline-level="3">1. මෘදුකාංගය ලබාගැනීම සහ ස්ථාපනය.</text:h>
      <text:p text:style-name="P16">Wordpress වෙබ අඩවියෙන් (<text:a xlink:type="simple" xlink:href="http://wordpress.org/latest.tar.gz">http://wordpress.org/latest.tar.gz</text:a>) ඔබට එම මෘදුකාංගය ලබාගත හැකි අතර ඒ සඳහා ඕනෑම ක්‍රමයක් භාවිත කළ හැකිය. පහත උදාරණයෙන් දක්වා ඇත්තේ <text:s/>wget විධානය භාවිතකර එම ගොනුව /tmp ගොනු කාණ්ඩය තුලට ලබාගන්නා <text:s/>අන්දමයි. (wget විධානය හන්තාන Linux 11.1 තුළ පෙරනිමියෙන් අන්තර්ගත නොවේ.)</text:p>
      <text:p text:style-name="P16"/>
      <text:p text:style-name="P13"><text:tab/>$ <text:span text:style-name="T4">wget -P /tmp http://wordpress.org/latest.tar.gz </text:span></text:p>
      <text:p text:style-name="P16"/>
      <text:p text:style-name="P16">මෙම ගොනුව මෙගාබයිට් <text:s/>4ක් (4MB) පමණ වන බැවින් විධානය සම්පූර්ණ වීමට මඳ කාලයක් ගතවනු ඇත.</text:p>
      <text:p text:style-name="P16"/>
      <text:p text:style-name="P16">මීළඟට අප ලබාගත් ගොනුව පහත විධානය මගින් අපගේ <text:s/>blog ගොනු කාණ්ඩය තුළට ස්ථාපනය කරමු. මෙහිදී blog/wordpress/ යන ගොනු උප-කාණ්ඩය තුළට ගොනු ස්ථාපනයවන බැවින් ඒවා දෙවනුව <text:s/>blog ගොනු කාණ්ඩය තුළට මාරුකර ගනිමු.</text:p>
      <text:p text:style-name="P16"/>
      <text:p text:style-name="P14"><text:tab/>$ <text:span text:style-name="T4">tar xf /tmp/latest.tar.gz -C /home/hanthana/www/blog/</text:span></text:p>
      <text:p text:style-name="P14"><text:tab/>$ <text:span text:style-name="T4">mv /home/hanthana/www/blog/wordpress/* /home/hanthana/www/blog/</text:span></text:p>
      <text:p text:style-name="P14"><text:tab/>$ <text:span text:style-name="T4">rmdir /home/hanthana/www/blog/wordpress/</text:span></text:p>
      <text:p text:style-name="P13"/>
      <text:h text:style-name="Heading_20_3" text:outline-level="3">2. Apache Virtual Host සැකසුම.</text:h>
      <text:p text:style-name="P16">අප විසින් පෙර අවස්ථාවේ කළ පරිදිම <text:s/>8082 TCP ද්වාරය මත Virtual Host එකක් නිර්මාණය කරගැනීම සඳහා පහත පරිදි අදාළ වින්‍යාස ගොනුව සකසා එය <text:s/>Apache වෙත ප්‍රවේශනය කරන්න.</text:p>
      <text:p text:style-name="P17"/>
      <text:p text:style-name="P11"># <text:span text:style-name="T4">cat &gt; /etc/http/conf.d/hanthana-blog.conf &lt;&lt; EOF</text:span></text:p>
      <text:p text:style-name="P12">&gt; <text:span text:style-name="T4">Listen *:8082</text:span></text:p>
      <text:p text:style-name="P12">&gt; <text:span text:style-name="T4">&lt;VirtualHost *:8082&gt;</text:span></text:p>
      <text:p text:style-name="P12"><text:soft-page-break/>&gt; <text:span text:style-name="T4"><text:s text:c="2"/>DocumentRoot "/home/hanthana/www/blog/"</text:span></text:p>
      <text:p text:style-name="P12">&gt; <text:span text:style-name="T4"><text:s text:c="2"/>DirectoryIndex index.php</text:span></text:p>
      <text:p text:style-name="P12">&gt; <text:span text:style-name="T4">&lt;/VirtualHost&gt;</text:span></text:p>
      <text:p text:style-name="P11">&gt; <text:span text:style-name="T4">EOF</text:span></text:p>
      <text:p text:style-name="P11"># <text:span text:style-name="T4">service httpd restart</text:span></text:p>
      <text:p text:style-name="P16"/>
      <text:p text:style-name="P16">දැන් ඔබට <text:a xlink:type="simple" xlink:href="http://localhost:8082/">http://localhost:8082/</text:a> මගින් Wordpress වෙබ් අඩවිය දැකගත හැකිවනු ඇත. (නමුත් එය නිවැරදිව ක්‍රියාකිරීමට පහත සඳහන් සැකසුම් කිරීමට අවශ්‍ය වේ.)</text:p>
      <text:p text:style-name="P16"/>
      <text:h text:style-name="Heading_20_3" text:outline-level="3">3. දත්ත සමුදාය නිර්මාණය.</text:h>
      <text:p text:style-name="P16">Wordprss හි අදාළ දත්ත ගබඩාකිරීම සඳහා අප විසින් සාදන ලද දත්ත සමුදායක නම සහ ඊට සම්බන්ධවීමේ විස්තර ලබාදිය යුතුය. පහත විධානය මගින් නව දත්ත සමුදායක් නිර්මාණය කරගනිමු. මෙම විධානය ලබාදිය යුත්තේ මෙහෙයුම් පද්ධතියේ විධාන පෙළෙහි <text:s/>(MySQL විධාන පෙළෙහි නොව) බව සලකන්න.</text:p>
      <text:p text:style-name="P16"/>
      <text:p text:style-name="P15"><text:tab/>$ <text:span text:style-name="T4">echo 'create database lamp_blog;' | mysql -u root –phanthana</text:span></text:p>
      <text:p text:style-name="P16"/>
      <text:h text:style-name="Heading_20_3" text:outline-level="3">4. Wordpress මූලික වින්‍යාස සැකසුම.</text:h>
      <text:p text:style-name="P3">Wordpress මෘදුකාංගයට එහි වින්‍යාස ගොනුව වන <text:s/>wp-config.php යන්න /home/hanthana/www/blog/ ගොනු කාණ්ඩයට ලිවීමට අවශ්‍ය බැවින්, පහත විධානය මගින් එම ගොනු කාණ්ඩයේ අවසරය <text:s/>(Permission) සකස් කරන්න.</text:p>
      <text:p text:style-name="P3"/>
      <text:p text:style-name="P6"><text:span text:style-name="T6"><text:tab/>$ </text:span><text:span text:style-name="T5">chmod o+w /home/hanthana/www/blog/</text:span></text:p>
      <text:p text:style-name="P3"/>
      <text:p text:style-name="P3">ඉන් පසු:</text:p>
      <text:p text:style-name="P3"/>
      <text:list xml:id="list6961785441" text:style-name="L1">
        <text:list-item>
          <text:p text:style-name="P18"><text:a xlink:type="simple" xlink:href="http://localhost:8082/"><text:span text:style-name="T2">http://localhost:8082/</text:span></text:a><text:span text:style-name="T2"> වෙත ගියවිට ඔබට ලැබෙන වෙබ් පිටුවෙහි "Create a Configuration File" යන්න මත ක්ලික් කරන්න.</text:span></text:p>
        </text:list-item>
        <text:list-item>
          <text:p text:style-name="P20">දැන් ලැබුනු දෙවන පිටුවෙහි "Let's go!" යන්න මත ක්ලික් කරන්න.</text:p>
        </text:list-item>
        <text:list-item>
          <text:p text:style-name="P19"><text:span text:style-name="T2">මීළඟ පිටුවෙහි පහත වෙනස්කම් කර "Submit" යන්න මත ක්ලික් කරන්න.<text:line-break/><text:tab/></text:span><text:span text:style-name="T3">Database Name<text:tab/>= </text:span><text:span text:style-name="T2">lamp_blog<text:line-break/><text:tab/></text:span><text:span text:style-name="T3">User Name<text:tab/>= </text:span><text:span text:style-name="T2">root<text:line-break/><text:tab/></text:span><text:span text:style-name="T3">Password<text:tab/>= </text:span><text:span text:style-name="T2">hanthana</text:span></text:p>
        </text:list-item>
        <text:list-item>
          <text:p text:style-name="P21">මීළඟ පිටුවෙහි "Run the install" යන්න මත ක්ලික් කරන්න.</text:p>
        </text:list-item>
        <text:list-item>
          <text:p text:style-name="P21">මීළඟ පිටුවෙහි ඔබගේ බ්ලොග්/වෙබ් අඩවියට අදාළ සැකසුම් ඇතුළත් <text:span text:style-name="T9">කළහැකි</text:span> අතර මේසඳහා ඔබ කැමති දෙයක් ඇතුළත් කළ හැකිය. අදාළ කරුණු ඇතුළත් කිරීමෙන් පසු "Install Wordpress" <text:soft-page-break/>යන්න මත ක්ලික් කරන්න.</text:p>
        </text:list-item>
        <text:list-item>
          <text:p text:style-name="P19"><text:span text:style-name="T2">දැන් ඔබගේ බ්ලොග්/වෙබ් අඩවිය සම්පූර්ණයෙන් සකස් වී ඇති අතර </text:span><text:a xlink:type="simple" xlink:href="http://localhost:8082/"><text:span text:style-name="T2">http://localhost:8082/</text:span></text:a><text:span text:style-name="T2"> වෙත යාමෙන් එය නැරඹිය හැක.</text:span></text:p>
        </text:list-item>
      </text:list>
      <text:p text:style-name="P4"/>
      <text:p text:style-name="P8">උපුටාගැනීම් සහ වැඩි විස්තර සඳහා:</text:p>
      <text:list xml:id="list645876451" text:style-name="L2">
        <text:list-item>
          <text:p text:style-name="P22"><text:a xlink:type="simple" xlink:href="http://wordpress.org/">http://wordpress.org/</text:a></text:p>
        </text:list-item>
      </text:list>
      <text:p text:style-name="P1"/>
      <text:p text:style-name="P1">මෙම ලිපියෙහි, මෙහි අඩංගු වින්‍යාස සහ කේත ගොනුවල මූලයන් පහත දැක්වෙන <text:s/>GIT Repository මගින් ලබාගත හැකිය.</text:p>
      <text:list xml:id="list913738418" text:style-name="L3">
        <text:list-item>
          <text:p text:style-name="P23"><text:a xlink:type="simple" xlink:href="file:///home/suda/projects/hanthana/lamp-how-to/1.%20https://gitorious.org/hanthana/lamp-how-to">https://gitorious.org/hanthana/lamp-how-to</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202</meta:generator>
    <dc:date>2012-05-12T22:43:46</dc:date>
    <meta:editing-duration>P1DT19H31M33S</meta:editing-duration>
    <meta:editing-cycles>454</meta:editing-cycles>
    <meta:document-statistic meta:table-count="0" meta:image-count="0" meta:object-count="0" meta:page-count="5" meta:paragraph-count="42" meta:word-count="496" meta:character-count="2253" meta:non-whitespace-character-count="2352"/>
  </office:meta>
</office:document-meta>
</file>